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name="T13" style:parent-style-name="Absatz-Standardschriftart" style:family="text">
      <style:text-properties fo:font-weight="bold" style:font-weight-asian="bold" style:font-weight-complex="bold"/>
    </style:style>
    <style:style style:name="T14" style:parent-style-name="Absatz-Standardschriftart" style:family="text">
      <style:text-properties fo:font-weight="bold" style:font-weight-asian="bold" style:font-weight-complex="bold"/>
    </style:style>
    <style:style style:name="T15" style:parent-style-name="Absatz-Standardschriftart" style:family="text">
      <style:text-properties fo:font-weight="bold" style:font-weight-asian="bold" style:font-weight-complex="bold"/>
    </style:style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family="paragraph">
      <style:paragraph-properties fo:break-before="page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Absatz-Standardschriftart" style:family="text">
      <style:text-properties fo:font-weight="bold" style:font-weight-asian="bold" style:font-weight-complex="bold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T25" style:parent-style-name="Absatz-Standardschriftart" style:family="text">
      <style:text-properties fo:font-weight="bold" style:font-weight-asian="bold" style:font-weight-complex="bold"/>
    </style:style>
    <style:style style:name="T26" style:parent-style-name="Absatz-Standardschriftart" style:family="text">
      <style:text-properties fo:font-weight="bold" style:font-weight-asian="bold" style:font-weight-complex="bold"/>
    </style:style>
    <style:style style:name="P27" style:parent-style-name="Standard" style:list-style-name="LFO3" style:family="paragraph"/>
    <style:style style:name="P28" style:parent-style-name="Standard" style:list-style-name="LFO3" style:family="paragraph"/>
    <style:style style:name="P29" style:parent-style-name="Standard" style:list-style-name="LFO3" style:family="paragraph"/>
    <style:style style:name="P30" style:parent-style-name="Standard" style:list-style-name="LFO3" style:family="paragraph"/>
    <style:style style:name="P31" style:parent-style-name="Standard" style:list-style-name="LFO3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User Story 1: User erstellen</text:p>
      <text:p text:style-name="Standard"><text:span text:style-name="T2">Als</text:span><text:s/>neuer Benutzer<text:line-break/><text:span text:style-name="T3">möchte ich</text:span><text:s/>einen User erstellen können<text:line-break/><text:span text:style-name="T4">damit</text:span><text:s/>ich Beiträge und Kommentare verfassen kann.</text:p>
      <text:p text:style-name="Standard"><text:span text:style-name="T5">Akzeptanzkriterien:</text:span></text:p>
      <text:list text:style-name="LFO1" text:continue-numbering="true">
        <text:list-item>
          <text:p text:style-name="P6">Ein User kann über POST /users erstellt werden.</text:p>
        </text:list-item>
        <text:list-item>
          <text:p text:style-name="P7">Pflichtfelder (z. B. Username, E-Mail) müssen vorhanden sein.</text:p>
        </text:list-item>
        <text:list-item>
          <text:p text:style-name="P8">Ungültige oder fehlende Felder werden mit einer passenden Fehlermeldung (HTTP 400) abgewiesen.</text:p>
        </text:list-item>
        <text:list-item>
          <text:p text:style-name="P9">Bei erfolgreicher Erstellung wird der neue User mit einer eindeutigen ID zurückgegeben.</text:p>
        </text:list-item>
        <text:list-item>
          <text:p text:style-name="P10">Der User wird persistent in der Datenbank gespeichert.</text:p>
        </text:list-item>
      </text:list>
      <text:p text:style-name="Standard"><draw:custom-shape svg:x="0in" svg:y="0in" svg:width="45.51042in" svg:height="0.00139in" draw:z-index="0" draw:id="id0" draw:style-name="a0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P11">User Story 2: Post erstellen</text:p>
      <text:p text:style-name="Standard"><text:span text:style-name="T12">Als</text:span><text:s/>registrierter User<text:line-break/><text:span text:style-name="T13">möchte ich</text:span><text:s/>einen Post erstellen können<text:line-break/><text:span text:style-name="T14">damit</text:span><text:s/>ich Inhalte mit anderen teilen kann.</text:p>
      <text:p text:style-name="Standard"><text:span text:style-name="T15">Akzeptanzkriterien:</text:span></text:p>
      <text:list text:style-name="LFO2" text:continue-numbering="true">
        <text:list-item>
          <text:p text:style-name="P16">Ein Post kann über POST /posts erstellt werden.</text:p>
        </text:list-item>
        <text:list-item>
          <text:p text:style-name="P17">Ein Post ist immer einem existierenden User zugeordnet.</text:p>
        </text:list-item>
        <text:list-item>
          <text:p text:style-name="P18">Pflichtfelder (z. B. Textinhalt) müssen vorhanden sein.</text:p>
        </text:list-item>
        <text:list-item>
          <text:p text:style-name="P19">Existiert der angegebene User nicht, wird der Post abgewiesen (HTTP 404).</text:p>
        </text:list-item>
        <text:list-item>
          <text:p text:style-name="P20">Der Post wird in der Datenbank gespeichert und kann über GET /posts abgerufen werden.</text:p>
        </text:list-item>
      </text:list>
      <text:p text:style-name="Standard"><text:line-break/></text:p>
      <text:p text:style-name="P21"/>
      <text:soft-page-break/>
      <text:p text:style-name="Standard"><draw:custom-shape svg:x="0in" svg:y="0in" svg:width="45.51042in" svg:height="0.00139in" draw:z-index="0" draw:id="id1" draw:style-name="a1" draw:name="Horizontal Line 36" text:anchor-type="as-char"><svg:title/><svg:desc/><draw:enhanced-geometry draw:type="non-primitive" svg:viewBox="0 0 21600 21600" draw:enhanced-path="M 0 0 L 21600 0 21600 21600 0 21600 Z N"/></draw:custom-shape></text:p>
      <text:p text:style-name="P22">User Story 3: Kommentar zu einem Post hinzufügen</text:p>
      <text:p text:style-name="Standard"><text:span text:style-name="T23">Als</text:span><text:s/>User<text:line-break/><text:span text:style-name="T24">möchte ich</text:span><text:s/>einen Kommentar zu einem Post hinzufügen<text:line-break/><text:span text:style-name="T25">damit</text:span><text:s/>ich auf Beiträge reagieren kann.</text:p>
      <text:p text:style-name="Standard"><text:span text:style-name="T26">Akzeptanzkriterien:</text:span></text:p>
      <text:list text:style-name="LFO3" text:continue-numbering="true">
        <text:list-item>
          <text:p text:style-name="P27">Ein Kommentar kann über POST /posts/{postId}/comments erstellt werden.</text:p>
        </text:list-item>
        <text:list-item>
          <text:p text:style-name="P28">Der referenzierte Post muss existieren.</text:p>
        </text:list-item>
        <text:list-item>
          <text:p text:style-name="P29">Der Kommentar enthält einen Text und einen zugehörigen User.</text:p>
        </text:list-item>
        <text:list-item>
          <text:p text:style-name="P30">Fehlt der Post oder der User, wird eine passende Fehlermeldung zurückgegeben.</text:p>
        </text:list-item>
        <text:list-item>
          <text:p text:style-name="P31">Der Kommentar ist nach dem Erstellen über einen GET-Endpoint abrufbar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n Arandjelovic</meta:initial-creator>
    <dc:creator>Alen Arandjelovic</dc:creator>
    <meta:creation-date>2026-01-23T10:24:00Z</meta:creation-date>
    <dc:date>2026-01-23T10:31:00Z</dc:date>
    <meta:template xlink:href="Normal.dotm" xlink:type="simple"/>
    <meta:editing-cycles>1</meta:editing-cycles>
    <meta:editing-duration>PT0S</meta:editing-duration>
    <meta:document-statistic meta:page-count="2" meta:paragraph-count="2" meta:word-count="220" meta:character-count="1476" meta:row-count="10" meta:non-whitespace-character-count="1258"/>
  </office:meta>
</office:document-meta>
</file>